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ad649a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231cm" draw:marker-start-center="false" draw:marker-end-width="0.23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6fb544" draw:marker-start-width="0.231cm" draw:marker-start-center="false" draw:marker-end-width="0.231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98cc" draw:marker-start-width="0.231cm" draw:marker-start-center="false" draw:marker-end-width="0.231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c47925" draw:marker-start-width="0.231cm" draw:marker-start-center="false" draw:marker-end-width="0.231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.019cm" svg:stroke-color="#000000" draw:marker-start-width="0.231cm" draw:marker-start-center="false" draw:marker-end-width="0.231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000000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243cm" fo:min-width="0.162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19cm" svg:stroke-color="#ad649a" draw:marker-start="Arrow_20_concave" draw:marker-start-width="0.333cm" draw:marker-start-center="false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19cm" svg:stroke-color="#ad649a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.019cm" svg:stroke-color="#ad649a" draw:marker-start-width="0.231cm" draw:marker-start-center="false" draw:marker-end-width="0.231cm" draw:marker-end-center="false" draw:fill="none" draw:fill-color="#ffffff" draw:textarea-horizontal-align="left" draw:auto-grow-height="true" draw:auto-grow-width="false" fo:min-height="0.209cm" fo:min-width="0.162cm" draw:shadow="hidden" draw:shadow-offset-x="0.3cm" draw:shadow-offset-y="0.3cm" draw:shadow-color="#808080"/>
    </style:style>
    <style:style style:name="P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line draw:style-name="gr1" draw:text-style-name="P1" draw:layer="layout" svg:width="2.671cm" svg:height="2.403cm" svg:x="12.249cm" svg:y="12.601cm" svg:viewBox="0 0 2672 2404" draw:points="0,1870 533,2404 2140,2404 2672,1870 0,1870 1334,1870 1334,0 270,1602 1334,1602">
            <text:p/>
          </draw:polyline>
          <draw:line draw:style-name="gr2" draw:text-style-name="P2" draw:layer="layout" svg:x1="10.397cm" svg:y1="14.622cm" svg:x2="10.621cm" svg:y2="14.851cm">
            <text:p/>
          </draw:line>
          <draw:line draw:style-name="gr2" draw:text-style-name="P2" draw:layer="layout" svg:x1="10.621cm" svg:y1="14.622cm" svg:x2="10.397cm" svg:y2="14.851cm">
            <text:p/>
          </draw:line>
          <draw:polyline draw:style-name="gr3" draw:text-style-name="P1" draw:layer="layout" svg:width="2.668cm" svg:height="2.419cm" draw:transform="skewX (-0.00139626340159552) rotate (1.0464994194958) translate (9.51763888892597cm 12.1546111111328cm)" svg:viewBox="0 0 2669 2420" draw:points="0,1870 527,2420 2129,2420 2669,1877 0,1870 1328,1879 1323,0 261,1625 1321,1607">
            <text:p/>
          </draw:polyline>
          <draw:line draw:style-name="gr4" draw:text-style-name="P1" draw:layer="layout" svg:x1="8.765cm" svg:y1="14.689cm" svg:x2="8.319cm" svg:y2="14.079cm">
            <text:p/>
          </draw:line>
          <draw:line draw:style-name="gr4" draw:text-style-name="P1" draw:layer="layout" svg:x1="8.319cm" svg:y1="14.081cm" svg:x2="6.735cm" svg:y2="13.802cm">
            <text:p/>
          </draw:line>
          <draw:line draw:style-name="gr4" draw:text-style-name="P1" draw:layer="layout" svg:x1="6.734cm" svg:y1="13.802cm" svg:x2="6.134cm" svg:y2="14.236cm">
            <text:p/>
          </draw:line>
          <draw:line draw:style-name="gr4" draw:text-style-name="P1" draw:layer="layout" svg:x1="6.134cm" svg:y1="14.236cm" svg:x2="8.764cm" svg:y2="14.691cm">
            <text:p/>
          </draw:line>
          <draw:line draw:style-name="gr4" draw:text-style-name="P1" draw:layer="layout" svg:x1="7.409cm" svg:y1="14.483cm" svg:x2="7.118cm" svg:y2="16.305cm">
            <text:p/>
          </draw:line>
          <draw:line draw:style-name="gr4" draw:text-style-name="P1" draw:layer="layout" svg:x1="7.118cm" svg:y1="16.305cm" svg:x2="8.448cm" svg:y2="14.901cm">
            <text:p/>
          </draw:line>
          <draw:line draw:style-name="gr4" draw:text-style-name="P1" draw:layer="layout" svg:x1="8.448cm" svg:y1="14.899cm" svg:x2="7.395cm" svg:y2="14.714cm">
            <text:p/>
          </draw:line>
          <draw:polyline draw:style-name="gr5" draw:text-style-name="P1" draw:layer="layout" svg:width="2.659cm" svg:height="2.412cm" draw:transform="skewX (-0.00139626340159557) rotate (-2.53247274464377) translate (10.3070972221985cm 17.4848472221861cm)" svg:viewBox="0 0 2660 2413" draw:points="0,1871 527,2399 2120,2413 2660,1879 0,1871 1326,1868 1316,0 263,1605 1319,1607">
            <text:p/>
          </draw:polyline>
          <draw:polyline draw:style-name="gr6" draw:text-style-name="P1" draw:layer="layout" svg:width="2.666cm" svg:height="2.403cm" draw:transform="rotate (-1.5707963267949) translate (12.6505416666559cm 16.470847222207cm)" svg:viewBox="0 0 2667 2404" draw:points="0,1870 533,2404 2134,2404 2667,1870 0,1870 1332,1870 1332,0 265,1603 1332,1603">
            <text:p/>
          </draw:polyline>
          <draw:frame draw:style-name="gr7" draw:text-style-name="P4" draw:layer="layout" svg:width="0.415cm" svg:height="0.662cm" svg:x="10.644cm" svg:y="14.601cm">
            <draw:text-box>
              <text:p text:style-name="P3"><text:span text:style-name="T1">O</text:span></text:p>
            </draw:text-box>
          </draw:frame>
          <draw:ellipse draw:style-name="gr8" draw:text-style-name="P2" draw:layer="layout" svg:width="9.087cm" svg:height="9.067cm" svg:x="6.232cm" svg:y="10.467cm" draw:kind="arc" draw:start-angle="11" draw:end-angle="45.96">
            <text:p/>
          </draw:ellipse>
          <draw:line draw:style-name="gr9" draw:text-style-name="P2" draw:layer="layout" svg:x1="13.468cm" svg:y1="12.486cm" svg:x2="13.696cm" svg:y2="12.715cm">
            <text:p/>
          </draw:line>
          <draw:line draw:style-name="gr9" draw:text-style-name="P2" draw:layer="layout" svg:x1="13.696cm" svg:y1="12.486cm" svg:x2="13.468cm" svg:y2="12.715cm">
            <text:p/>
          </draw:line>
          <draw:frame draw:style-name="gr10" draw:text-style-name="P5" draw:layer="layout" svg:width="0.251cm" svg:height="0.624cm" svg:x="13.468cm" svg:y="12.054cm">
            <draw:text-box>
              <text:p text:style-name="P3"><text:span text:style-name="T2">A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4:13:31.439626468</meta:creation-date>
    <dc:date>2018-04-10T14:13:50.301610497</dc:date>
    <meta:editing-duration>PT19S</meta:editing-duration>
    <meta:editing-cycles>1</meta:editing-cycles>
    <meta:document-statistic meta:object-count="19"/>
    <meta:generator>LibreOffice/6.0.0.3$MacOSX_X86_64 LibreOffice_project/64a0f66915f38c6217de274f0aa8e15618924765</meta:generator>
  </office:meta>
</office:document-meta>
</file>